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Standard" style:list-style-name="L5"/>
    <style:style style:name="P10" style:family="paragraph" style:parent-style-name="Standard" style:list-style-name="L5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sion:</text:p>
      <text:p text:style-name="Standard"/>
      <text:p text:style-name="Standard">Einfache individuelle Zusammenstellung von Aktienportfolios <text:s/>nach einfachen Kriterien die sich aus den Zeitreihen von Kurs und Dividende des letzten Jahres ergeben. Die Gewichtung der Aktien erfolgt so, dass sich ein minimales Risiko ergibt (Markowitz: Portfolio-Therorie) . </text:p>
      <text:p text:style-name="Standard"/>
      <text:p text:style-name="P1">User-Stories:</text:p>
      <text:p text:style-name="Standard">. </text:p>
      <text:list xml:id="list9124751545478572062" text:style-name="L1">
        <text:list-item>
          <text:p text:style-name="P2">Das System benötigt Aktien, deren Zeitreihe von Kursen und Dividenden des letzten Jahres</text:p>
          <text:p text:style-name="P2">um daraus Portfolios erstellen zu können (Dow + Dax) </text:p>
          <text:p text:style-name="P2">Akzeptanzkriterium: <text:s/>Aktien und Kurse sind in der Datenbankund können durch Batch-Jobs.</text:p>
          <text:p text:style-name="P2"><text:s/>importiert werden. Wert:hoch, Prio 0 (Voraaussetzung für alles andere) </text:p>
          <text:p text:style-name="P2"/>
        </text:list-item>
        <text:list-item>
          <text:p text:style-name="P2">Das System benötigt einen Login-Mechanismus (zumindest für den Web-Teil). Wert mittel, Prio 2</text:p>
          <text:p text:style-name="P2">Akzeptanzkriterium: <text:s/>Ich habe nur Zugang zum System über <text:s/>user passwort</text:p>
        </text:list-item>
      </text:list>
      <text:p text:style-name="Standard"/>
      <text:list xml:id="list40667908" text:continue-numbering="true" text:style-name="L1">
        <text:list-item>
          <text:p text:style-name="P2">Als Anleger möchte ich individuelle Aktien-Portfolios nach einfachen Auswahlkriterien basierend <text:s/>auf den historischen Daten der Zeitreihen für Kurs und Dividende(n) erstellen. Die Standardabweichung der Kurse ist Indikator für das Risiko. Dividenden und Kursanstieg sind Indikatoren für den Gewinn. <text:s/>Wert: Hoch , Prio 1</text:p>
        </text:list-item>
      </text:list>
      <text:p text:style-name="Standard"><text:tab/>Akzeptanzkriterium: <text:s/>Portfolio erstellen und Aktien hinzufügen. </text:p>
      <text:p text:style-name="Standard"/>
      <text:list xml:id="list40653780" text:continue-numbering="true" text:style-name="L1">
        <text:list-item>
          <text:p text:style-name="P2">Als Anleger möchte ich die Gewichte eines Aktienportfolios ermitteln, das sich ein minimales Risiko ergibt. (Leerverkäufe sind generell <text:s/>möglich und sind <text:s/>ggf. <text:s/>manuell durch Entfernen aus dem Portfolio zu unterbinden, zu kleine Gewichte können ebenfalls manuell entfernt werden). Wert Hoch, Prio 1</text:p>
        </text:list-item>
      </text:list>
      <text:p text:style-name="Standard"><text:tab/> Akzeptanzkriterium: Für unterschiedliche Portfolios werden Aktien hinzugefügt und <text:tab/>entfernt. Der Gewichtsvektor muß sich sinnvoll verändern.</text:p>
      <text:p text:style-name="Standard"/>
      <text:list xml:id="list1167411482112937097" text:style-name="L2">
        <text:list-item>
          <text:p text:style-name="P3">Als Anleger will ich aktualisierte Zeitreihen bei Bedarf für ein bestehendes bereits <text:s/>risiko- optimiertes Portfolio übernehmen. Wert mittel, Prio 2</text:p>
          <text:p text:style-name="P3"><text:s/>Akzeptanzkriterium: <text:s/>Die Werte für Gewicht, Gesamtrisiko des Portfolios und Renditen müssen sich anpassen.</text:p>
          <text:p text:style-name="P3"/>
        </text:list-item>
        <text:list-item>
          <text:p text:style-name="P3">Als Anleger möchte ich die Kennzahlen des Portfolios als pdf-Dokumnet herunterladen</text:p>
          <text:p text:style-name="P3">Akzeptanzkriterium: PDF-Dokument konnte heruntergeladen werden und beinhaltet die Kennzahlen des Portfolios. Wert: Mittel, Prio 2</text:p>
          <text:p text:style-name="P3"/>
        </text:list-item>
        <text:list-item>
          <text:p text:style-name="P3">Als Anleger möchte ich ein Portfolio, das realisiert ist vor Änderungen schützen.</text:p>
          <text:p text:style-name="P3">Akzeptanzkriterium: <text:s/>Portfolio und seine Positionen kann nicht mehr geändert werden (auch die Zeitreihen können nicht mehr aktualisiert werden). </text:p>
          <text:p text:style-name="P3"/>
        </text:list-item>
        <text:list-item>
          <text:p text:style-name="P3">Als Anleger will ich Aktien direkt aus der Portfolio-Übersicht entfernen können (um z.B. schnell die Leerverkäufe und zu kleinen Gewichte entfernen zu können.) Wert mittel, Prio 3</text:p>
          <text:p text:style-name="P3">Akzeptanzkriterium: <text:s/>Aktie entfernen -&gt; Aktie verschwindet in Übersicht Kennzahlen passen sich an.</text:p>
          <text:p text:style-name="P3"/>
        </text:list-item>
        <text:list-item>
          <text:p text:style-name="P3">Als Händler benötige ich die WKN und oder die Yahoo-Kürzel vom Anleger <text:s/>um Aktien für ihn kaufen zu können </text:p>
          <text:p text:style-name="P3">Akzeptanzkriterium: Die WKN steht in der Übersicht und im PDF <text:s/>hinter der Aktie. Wert: Mittel, Prio Mittel.</text:p>
        </text:list-item>
        <text:list-item>
          <text:p text:style-name="P3"><text:soft-page-break/>Als Anleger möchte ich Portfolios, die ich nicht realisiere wieder löschen können.</text:p>
        </text:list-item>
      </text:list>
      <text:list xml:id="list1623045903095675777" text:style-name="L3">
        <text:list-header>
          <text:p text:style-name="P4">Akzeptanzkriterium: Ein Portfolio im Staus nicht commited kann gelöscht werden, eines im Status commited nicht. <text:s/>Wert hoch Prio Hoch</text:p>
        </text:list-header>
      </text:list>
      <text:p text:style-name="Standard"/>
      <text:list xml:id="list9177068855757749001" text:style-name="L4">
        <text:list-header>
          <text:p text:style-name="P5">Version 2:</text:p>
        </text:list-header>
      </text:list>
      <text:p text:style-name="P1">Vision: </text:p>
      <text:p text:style-name="Standard"/>
      <text:p text:style-name="Standard">Einfache und schnelle Übersicht über Wert- und Risikoentwicklung eines realisierten Depots.</text:p>
      <text:list xml:id="list40651437" text:continue-numbering="true" text:style-name="L4">
        <text:list-header>
          <text:p text:style-name="P5"/>
        </text:list-header>
        <text:list-item>
          <text:p text:style-name="P5">Als Betreiber der Software benötige ich Informationen zu jeder Aktie, in welcher Währung ihre Kurse und Dividenden angegeben sind, damit ich z.B. den Gesamtwert eines Portfolios = f(t) ermitteln kann. Die Währung soll in der Übersicht angezeigt werden.</text:p>
          <text:p text:style-name="P5">Akzeptanzkriterium: Währung wird angezeigt. <text:span text:style-name="T1">(2)</text:span></text:p>
          <text:p text:style-name="P5"/>
        </text:list-item>
        <text:list-item>
          <text:p text:style-name="P5">Als Betreiber der Software benötige ich (tägliche) Währungskurse EURO → USD in der Mongo-DB.</text:p>
          <text:p text:style-name="P5"><text:a xlink:type="simple" xlink:href="http://www.bundesbank.de/cae/servlet/StatisticDownload?tsId=BBEX3.D.USD.EUR.BB.AC.000&amp;its_csvFormat=de&amp;its_fileFormat=csv&amp;mode=its" text:style-name="Internet_20_link">http://www.bundesbank.de/cae/servlet/StatisticDownload?tsId=BBEX3.D.USD.EUR.BB.AC.000&amp;its_csvFormat=de&amp;its_fileFormat=csv&amp;mode=its</text:a></text:p>
          <text:p text:style-name="P5">Akzeptanzkriterium: Batch-Job wird gestartet, danach sind Kurse in der Datenbank für jeden Tag. <text:span text:style-name="T1">(5)</text:span></text:p>
          <text:p text:style-name="P5"/>
        </text:list-item>
        <text:list-item>
          <text:p text:style-name="P5">Als Anleger möchte ich den Wert des Portfolios und der einzelnen Aktien = f(t) angezeigt bekommen, um die Wertentwicklung beurteilen zu können damit ich <text:s/>ggf. Änderungen an der Zusammenstellung vornehmen zu kann. </text:p>
          <text:p text:style-name="P5">Akzeptanzkriterium: <text:s/>Gesamtwert <text:s/>und Werte der einzelnen Aktien werden angezeigt.</text:p>
          <text:p text:style-name="P5">Wert hoch Prio Hoch <text:span text:style-name="T1">(8)</text:span></text:p>
          <text:p text:style-name="P5"/>
        </text:list-item>
        <text:list-item>
          <text:p text:style-name="P5">Als Anleger möchte ich für ein bestehendes Portfolio mit aktuellen Zeitreihen Risiko und Gewichtsvektor berechnen und anzeigen lassen. </text:p>
          <text:p text:style-name="P5">Akzeptanzkriterium: Risiko und Gewichtsvektor werden angezeigt. Die Ergebnisse müssen mit einem neu angelegten identischen Portfolio übereinstimmen.</text:p>
          <text:p text:style-name="P5">Wert hoch Prio Hoch <text:span text:style-name="T1">(5)</text:span></text:p>
          <text:p text:style-name="P5"/>
        </text:list-item>
        <text:list-item>
          <text:p text:style-name="P5">Als Anleger möchte ich ein bestehendes Portfolio kopieren, um es ändern zu können.</text:p>
          <text:p text:style-name="P5">Akzeptanzkriterium: Kopiertes Portfolio kann bearbeitet werden.</text:p>
          <text:p text:style-name="P5">Wert niedrig <text:s/>Prio <text:s/>niedrig <text:span text:style-name="T1">(3)</text:span></text:p>
          <text:p text:style-name="P5"/>
        </text:list-item>
        <text:list-item>
          <text:p text:style-name="P5">Als Betreiber der Software <text:s/>möchte ich I18N-Texte in Properties Dateien ablegen und Deutsch und Englisch als Sprachen unterstützen.</text:p>
          <text:p text:style-name="P5">Akzeptanzkriterium: <text:s/>sämtliche I18N-Labels <text:s/>ändern sich, wenn ich die Spacheinstellung ändere. </text:p>
          <text:p text:style-name="P5">Wert mittel <text:s/>Prio mittel <text:span text:style-name="T1">(8 weil arbeitsintensiv)</text:span></text:p>
          <text:p text:style-name="P5"/>
          <text:p text:style-name="P5">Version 3:</text:p>
        </text:list-item>
      </text:list>
      <text:p text:style-name="P1">Vision: <text:s/></text:p>
      <text:p text:style-name="P8">Zeitgemäße UI-Technologie, <text:s/>die auch Spaß macht damit zu entwickeln. </text:p>
      <text:p text:style-name="P7"/>
      <text:list xml:id="list5507094747898672368" text:style-name="L5">
        <text:list-item>
          <text:p text:style-name="P9"><text:span text:style-name="T3">Es wird (zusätzlich) eine UI mit vaadin erstellt, um die Technologien vergleichen und gegenüberstellen zu können. </text:span><text:span text:style-name="T6"><text:s/></text:span><text:span text:style-name="T4">(13)</text:span></text:p>
          <text:p text:style-name="P10"><text:span text:style-name="T5">Akzeptanzkriterium: <text:s/>Alle features müssen weiterhin funktionieren.</text:span></text:p>
        </text:list-item>
        <text:list-item>
          <text:p text:style-name="P10"><text:span text:style-name="T5">Ggf. zusätzlich Rest-Layer (vielleicht, wenn wirklich sinnvoll?). (</text:span><text:span text:style-name="T4">13)</text:span></text:p>
          <text:p text:style-name="P10"><text:span text:style-name="T5">Akzeptanzkriterium: <text:s/>Alle features müssen weiterhin funktioniere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21:15:52.08</meta:creation-date>
    <dc:date>2016-04-29T20:47:27.26</dc:date>
    <meta:editing-duration>PT1H44M37S</meta:editing-duration>
    <meta:editing-cycles>15</meta:editing-cycles>
    <meta:generator>OpenOffice.org/3.4.1$Win32 OpenOffice.org_project/341m1$Build-9593</meta:generator>
    <meta:document-statistic meta:table-count="0" meta:image-count="0" meta:object-count="0" meta:page-count="2" meta:paragraph-count="53" meta:word-count="703" meta:character-count="5231"/>
  </office:meta>
</office:document-meta>
</file>